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mily-generic="swiss"/>
    <style:font-face style:name="Ubuntu2"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1" svg:font-family="Tahoma" style:font-family-generic="swiss" style:font-pitch="variable"/>
    <style:font-face style:name="Ubuntu1" svg:font-family="Ubuntu" style:font-family-generic="swiss" style:font-pitch="variable"/>
    <style:font-face style:name="Ubuntu" svg:font-family="Ubuntu" style:font-adornments="Gras" style:font-family-generic="swiss" style:font-pitch="variable"/>
    <style:font-face style:name="Ubuntu Light" svg:font-family="'Ubuntu Light'"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353cm" style:rel-column-width="5216*"/>
    </style:style>
    <style:style style:name="Tableau1.B" style:family="table-column">
      <style:table-column-properties style:column-width="3.351cm" style:rel-column-width="12922*"/>
    </style:style>
    <style:style style:name="Tableau1.C" style:family="table-column">
      <style:table-column-properties style:column-width="1.822cm" style:rel-column-width="7025*"/>
    </style:style>
    <style:style style:name="Tableau1.D" style:family="table-column">
      <style:table-column-properties style:column-width="2.618cm" style:rel-column-width="10092*"/>
    </style:style>
    <style:style style:name="Tableau1.G" style:family="table-column">
      <style:table-column-properties style:column-width="2.619cm" style:rel-column-width="10096*"/>
    </style:style>
    <style:style style:name="Tableau1.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83caff" fo:padding="0.097cm" fo:border="0.05pt solid #000000">
        <style:background-image/>
      </style:table-cell-properties>
    </style:style>
    <style:style style:name="Tableau1.D2" style:family="table-cell">
      <style:table-cell-properties fo:background-color="#83caff" fo:padding="0.097cm" fo:border-left="0.05pt solid #000000" fo:border-right="none" fo:border-top="none" fo:border-bottom="0.05pt solid #000000">
        <style:background-image/>
      </style:table-cell-properties>
    </style:style>
    <style:style style:name="Tableau1.G2" style:family="table-cell">
      <style:table-cell-properties fo:background-color="#83caff" fo:padding="0.097cm" fo:border-left="0.05pt solid #000000" fo:border-right="0.05pt solid #000000" fo:border-top="none" fo:border-bottom="0.05pt solid #000000">
        <style:background-image/>
      </style:table-cell-properties>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none" fo:border-top="none" fo:border-bottom="0.05pt solid #000000"/>
    </style:style>
    <style:style style:name="Tableau1.G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none" fo:border-top="none" fo:border-bottom="0.05pt solid #000000"/>
    </style:style>
    <style:style style:name="Tableau1.F4" style:family="table-cell">
      <style:table-cell-properties fo:padding="0.097cm" fo:border-left="0.05pt solid #000000" fo:border-right="none" fo:border-top="none" fo:border-bottom="0.05pt solid #000000"/>
    </style:style>
    <style:style style:name="Tableau1.G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none" fo:border-top="none" fo:border-bottom="0.05pt solid #000000"/>
    </style:style>
    <style:style style:name="Tableau1.E5" style:family="table-cell">
      <style:table-cell-properties fo:padding="0.097cm" fo:border-left="0.05pt solid #000000" fo:border-right="none" fo:border-top="none" fo:border-bottom="0.05pt solid #000000"/>
    </style:style>
    <style:style style:name="Tableau1.F5" style:family="table-cell">
      <style:table-cell-properties fo:padding="0.097cm" fo:border-left="0.05pt solid #000000" fo:border-right="none" fo:border-top="none" fo:border-bottom="0.05pt solid #000000"/>
    </style:style>
    <style:style style:name="Tableau1.G5"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205cm" style:rel-column-width="4644*"/>
    </style:style>
    <style:style style:name="Tableau2.B" style:family="table-column">
      <style:table-column-properties style:column-width="4.461cm" style:rel-column-width="17196*"/>
    </style:style>
    <style:style style:name="Tableau2.C" style:family="table-column">
      <style:table-column-properties style:column-width="2.835cm" style:rel-column-width="10927*"/>
    </style:style>
    <style:style style:name="Tableau2.D" style:family="table-column">
      <style:table-column-properties style:column-width="3.524cm" style:rel-column-width="13585*"/>
    </style:style>
    <style:style style:name="Tableau2.E" style:family="table-column">
      <style:table-column-properties style:column-width="4.976cm" style:rel-column-width="19183*"/>
    </style:style>
    <style:style style:name="Tableau2.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eau2.E1" style:family="table-cell">
      <style:table-cell-properties fo:background-color="#83ca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language-asian="fr" style:country-asian="FR" style:font-weight-asian="bold" style:font-size-complex="14pt" style:font-weight-complex="bold"/>
    </style:style>
    <style:style style:name="P2" style:family="paragraph" style:parent-style-name="Standard">
      <style:paragraph-properties fo:text-align="center" style:justify-single-word="false"/>
      <style:text-properties fo:font-size="24pt" fo:font-weight="bold" style:font-size-asian="24pt" style:language-asian="fr" style:country-asian="FR" style:font-weight-asian="bold" style:font-size-complex="24pt" style:font-weight-complex="bold"/>
    </style:style>
    <style:style style:name="P3" style:family="paragraph" style:parent-style-name="Standard">
      <style:paragraph-properties fo:text-align="center" style:justify-single-word="false"/>
      <style:text-properties fo:font-size="24pt" fo:font-style="italic" style:text-underline-style="solid" style:text-underline-width="auto" style:text-underline-color="font-color" fo:font-weight="normal" style:font-size-asian="24pt" style:language-asian="fr" style:country-asian="FR" style:font-style-asian="italic" style:font-weight-asian="normal" style:font-size-complex="24pt" style:font-style-complex="italic" style:font-weight-complex="normal"/>
    </style:style>
    <style:style style:name="P4" style:family="paragraph" style:parent-style-name="Standard">
      <style:paragraph-properties fo:text-align="center" style:justify-single-word="false"/>
      <style:text-properties style:font-name="Ubuntu1" fo:font-size="24pt" fo:font-weight="bold" style:font-size-asian="24pt" style:language-asian="fr" style:country-asian="FR" style:font-weight-asian="bold" style:font-size-complex="24pt" style:font-weight-complex="bold"/>
    </style:style>
    <style:style style:name="P5" style:family="paragraph" style:parent-style-name="Standard">
      <style:text-properties style:language-asian="fr" style:country-asian="FR"/>
    </style:style>
    <style:style style:name="P6" style:family="paragraph" style:parent-style-name="Standard">
      <style:paragraph-properties fo:text-align="justify" style:justify-single-word="false"/>
      <style:text-properties style:language-asian="fr" style:country-asian="FR"/>
    </style:style>
    <style:style style:name="P7" style:family="paragraph" style:parent-style-name="Standard">
      <style:paragraph-properties fo:text-align="justify" style:justify-single-word="false"/>
      <style:text-properties officeooo:rsid="001831aa" officeooo:paragraph-rsid="001831aa" style:language-asian="fr" style:country-asian="FR"/>
    </style:style>
    <style:style style:name="P8" style:family="paragraph" style:parent-style-name="Normal">
      <style:text-properties style:language-asian="fr" style:country-asian="FR"/>
    </style:style>
    <style:style style:name="P9" style:family="paragraph" style:parent-style-name="Normal">
      <style:text-properties fo:font-size="14pt" fo:font-weight="bold" style:font-size-asian="14pt" style:language-asian="fr" style:country-asian="FR" style:font-weight-asian="bold" style:font-size-complex="14pt" style:font-weight-complex="bold"/>
    </style:style>
    <style:style style:name="P10" style:family="paragraph" style:parent-style-name="Text_20_body">
      <style:text-properties officeooo:rsid="001831aa"/>
    </style:style>
    <style:style style:name="P11" style:family="paragraph" style:parent-style-name="Contents_20_4">
      <style:paragraph-properties>
        <style:tab-stops>
          <style:tab-stop style:position="15.503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Table_20_Heading">
      <style:text-properties fo:font-size="12pt" fo:font-weight="bold" style:font-name-asian="Times New Roman" style:font-size-asian="12pt" style:font-weight-asian="bold" style:font-name-complex="Times New Roman" style:font-size-complex="12pt" style:font-weight-complex="bold"/>
    </style:style>
    <style:style style:name="P16" style:family="paragraph" style:parent-style-name="Table_20_Contents">
      <style:text-properties fo:font-size="13.5pt" style:font-name-asian="Times New Roman" style:font-size-asian="13.5pt" style:font-name-complex="Times New Roman" style:font-size-complex="13.5pt"/>
    </style:style>
    <style:style style:name="P17" style:family="paragraph" style:parent-style-name="Table_20_Contents">
      <style:paragraph-properties fo:text-align="center" style:justify-single-word="false"/>
      <style:text-properties fo:font-size="12pt" fo:font-weight="bold" style:font-name-asian="Times New Roman" style:font-size-asian="12pt" style:font-weight-asian="bold" style:font-name-complex="Times New Roman" style:font-size-complex="12pt" style:font-weight-complex="bold"/>
    </style:style>
    <style:style style:name="P18" style:family="paragraph" style:parent-style-name="Table_20_Contents">
      <style:text-properties fo:font-size="18pt" style:font-name-asian="Times New Roman" style:font-size-asian="18pt" style:font-name-complex="Times New Roman" style:font-size-complex="18pt"/>
    </style:style>
    <style:style style:name="P19" style:family="paragraph" style:parent-style-name="Table_20_Contents">
      <style:text-properties style:font-name="Ubuntu Light" fo:font-size="12pt" fo:font-weight="bold" officeooo:rsid="001de611" officeooo:paragraph-rsid="001f8712" style:font-name-asian="Times New Roman" style:font-size-asian="12pt" style:font-weight-asian="bold" style:font-name-complex="Times New Roman" style:font-size-complex="12pt" style:font-weight-complex="bold"/>
    </style:style>
    <style:style style:name="P20" style:family="paragraph" style:parent-style-name="Table_20_Contents">
      <style:paragraph-properties fo:text-align="center" style:justify-single-word="false"/>
      <style:text-properties style:font-name="Ubuntu Light" fo:font-size="12pt" fo:font-weight="bold" officeooo:rsid="001de611" officeooo:paragraph-rsid="001f8712" style:font-name-asian="Times New Roman" style:font-size-asian="12pt" style:font-weight-asian="bold" style:font-name-complex="Times New Roman" style:font-size-complex="12pt" style:font-weight-complex="bold"/>
    </style:style>
    <style:style style:name="P21" style:family="paragraph" style:parent-style-name="Standard" style:master-page-name="First_20_Page">
      <style:paragraph-properties style:page-number="auto" fo:break-before="page"/>
      <style:text-properties fo:font-size="14pt" fo:font-weight="bold" style:font-size-asian="14pt" style:language-asian="fr" style:country-asian="FR" style:font-weight-asian="bold" style:font-size-complex="14pt" style:font-weight-complex="bold"/>
    </style:style>
    <style:style style:name="P22" style:family="paragraph" style:parent-style-name="Standard" style:list-style-name="L1">
      <style:text-properties style:language-asian="fr" style:country-asian="FR"/>
    </style:style>
    <style:style style:name="P23" style:family="paragraph" style:parent-style-name="Standard">
      <style:text-properties fo:font-size="12pt" style:font-size-asian="12pt" style:language-asian="fr" style:country-asian="FR" style:font-size-complex="12pt"/>
    </style:style>
    <style:style style:name="P24" style:family="paragraph" style:parent-style-name="Standard">
      <style:text-properties fo:font-size="12pt" officeooo:rsid="001831aa" officeooo:paragraph-rsid="001831aa" style:font-size-asian="12pt" style:language-asian="fr" style:country-asian="FR" style:font-size-complex="12pt"/>
    </style:style>
    <style:style style:name="P25" style:family="paragraph" style:parent-style-name="Text_20_body">
      <style:text-properties style:language-asian="fr" style:country-asian="FR"/>
    </style:style>
    <style:style style:name="P26" style:family="paragraph" style:parent-style-name="Text_20_body">
      <style:text-properties officeooo:rsid="001d53b7" officeooo:paragraph-rsid="001d53b7" style:language-asian="fr" style:country-asian="FR"/>
    </style:style>
    <style:style style:name="P27" style:family="paragraph" style:parent-style-name="Text_20_body">
      <style:text-properties officeooo:rsid="001d53b7" officeooo:paragraph-rsid="0023b63a" style:language-asian="fr" style:country-asian="FR"/>
    </style:style>
    <style:style style:name="P28" style:family="paragraph" style:parent-style-name="Text_20_body" style:list-style-name="L2">
      <style:text-properties officeooo:rsid="001992e1"/>
    </style:style>
    <style:style style:name="P29" style:family="paragraph" style:parent-style-name="Text_20_body">
      <style:text-properties officeooo:rsid="001add94" officeooo:paragraph-rsid="001add94"/>
    </style:style>
    <style:style style:name="P30" style:family="paragraph" style:parent-style-name="Text_20_body" style:list-style-name="L3">
      <style:text-properties officeooo:rsid="001831aa"/>
    </style:style>
    <style:style style:name="P31" style:family="paragraph" style:parent-style-name="Text_20_body" style:list-style-name="L3">
      <style:text-properties officeooo:rsid="001ba019" officeooo:paragraph-rsid="001ba019"/>
    </style:style>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text-properties officeooo:paragraph-rsid="0023b63a"/>
    </style:style>
    <style:style style:name="P35" style:family="paragraph" style:parent-style-name="Text_20_body">
      <style:text-properties officeooo:paragraph-rsid="00247141"/>
    </style:style>
    <style:style style:name="P36" style:family="paragraph" style:parent-style-name="Text_20_body" style:list-style-name="L4">
      <style:paragraph-properties fo:margin-top="0cm" fo:margin-bottom="0cm" style:contextual-spacing="false"/>
    </style:style>
    <style:style style:name="P37" style:family="paragraph" style:parent-style-name="Text_20_body" style:list-style-name="L5">
      <style:paragraph-properties fo:margin-top="0cm" fo:margin-bottom="0cm" style:contextual-spacing="false"/>
    </style:style>
    <style:style style:name="P38" style:family="paragraph" style:parent-style-name="Heading_20_1">
      <style:text-properties style:language-asian="fr" style:country-asian="FR"/>
    </style:style>
    <style:style style:name="P39" style:family="paragraph" style:parent-style-name="Heading_20_1">
      <style:text-properties officeooo:rsid="001992e1" officeooo:paragraph-rsid="001992e1" style:language-asian="fr" style:country-asian="FR"/>
    </style:style>
    <style:style style:name="P40" style:family="paragraph" style:parent-style-name="Heading_20_1">
      <style:paragraph-properties fo:break-before="page"/>
      <style:text-properties style:language-asian="fr" style:country-asian="FR"/>
    </style:style>
    <style:style style:name="P41" style:family="paragraph" style:parent-style-name="Heading_20_2">
      <style:text-properties style:language-asian="fr" style:country-asian="FR"/>
    </style:style>
    <style:style style:name="P42" style:family="paragraph" style:parent-style-name="Heading_20_2">
      <style:text-properties officeooo:rsid="001add94" officeooo:paragraph-rsid="001add94"/>
    </style:style>
    <style:style style:name="P43" style:family="paragraph" style:parent-style-name="Heading_20_2">
      <style:text-properties officeooo:rsid="001dd319"/>
    </style:style>
    <style:style style:name="P44" style:family="paragraph" style:parent-style-name="Heading_20_2">
      <style:text-properties officeooo:rsid="001831aa"/>
    </style:style>
    <style:style style:name="P45" style:family="paragraph" style:parent-style-name="Heading_20_2">
      <style:text-properties officeooo:rsid="001831aa" officeooo:paragraph-rsid="001831aa"/>
    </style:style>
    <style:style style:name="P46" style:family="paragraph" style:parent-style-name="Heading_20_3">
      <style:text-properties style:language-asian="fr" style:country-asian="FR"/>
    </style:style>
    <style:style style:name="P47" style:family="paragraph" style:parent-style-name="Heading_20_3">
      <style:text-properties officeooo:rsid="001831aa" officeooo:paragraph-rsid="0023b63a" style:language-asian="fr" style:country-asian="FR"/>
    </style:style>
    <style:style style:name="P48" style:family="paragraph" style:parent-style-name="Heading_20_3">
      <style:text-properties officeooo:rsid="001d53b7" style:language-asian="fr" style:country-asian="FR"/>
    </style:style>
    <style:style style:name="P49" style:family="paragraph" style:parent-style-name="Heading_20_3">
      <style:text-properties officeooo:rsid="00203459" officeooo:paragraph-rsid="00203459" style:language-asian="fr" style:country-asian="FR"/>
    </style:style>
    <style:style style:name="P50" style:family="paragraph" style:parent-style-name="Heading_20_3">
      <style:text-properties officeooo:rsid="001de611" officeooo:paragraph-rsid="001de611" style:language-asian="fr" style:country-asian="FR"/>
    </style:style>
    <style:style style:name="P51" style:family="paragraph" style:parent-style-name="Heading_20_3">
      <style:paragraph-properties fo:break-before="page"/>
      <style:text-properties style:language-asian="fr" style:country-asian="FR"/>
    </style:style>
    <style:style style:name="P52" style:family="paragraph" style:parent-style-name="Heading_20_4">
      <style:text-properties style:language-asian="fr" style:country-asian="FR"/>
    </style:style>
    <style:style style:name="P53" style:family="paragraph" style:parent-style-name="Heading_20_4">
      <style:text-properties officeooo:rsid="001d53b7" officeooo:paragraph-rsid="001d53b7" style:language-asian="fr" style:country-asian="FR"/>
    </style:style>
    <style:style style:name="P54" style:family="paragraph" style:parent-style-name="Table_20_Heading">
      <style:text-properties fo:font-size="12pt" fo:font-weight="bold" officeooo:rsid="001de611" officeooo:paragraph-rsid="001de611" style:font-name-asian="Times New Roman" style:font-size-asian="12pt" style:font-weight-asian="bold" style:font-name-complex="Times New Roman" style:font-size-complex="12pt" style:font-weight-complex="bold"/>
    </style:style>
    <style:style style:name="P55" style:family="paragraph" style:parent-style-name="Table_20_Contents">
      <style:text-properties fo:font-size="12pt" fo:font-weight="bold" officeooo:rsid="001de611" officeooo:paragraph-rsid="001de611" style:font-name-asian="Times New Roman" style:font-size-asian="12pt" style:font-weight-asian="bold" style:font-name-complex="Times New Roman" style:font-size-complex="12pt" style:font-weight-complex="bold"/>
    </style:style>
    <style:style style:name="P56" style:family="paragraph" style:parent-style-name="Table_20_Contents">
      <style:paragraph-properties fo:text-align="center" style:justify-single-word="false"/>
      <style:text-properties fo:font-size="12pt" fo:font-weight="bold" officeooo:rsid="001de611" officeooo:paragraph-rsid="001de611" style:font-name-asian="Times New Roman" style:font-size-asian="12pt" style:font-weight-asian="bold" style:font-name-complex="Times New Roman" style:font-size-complex="12pt" style:font-weight-complex="bold"/>
    </style:style>
    <style:style style:name="P57" style:family="paragraph" style:parent-style-name="Table_20_Contents">
      <style:paragraph-properties fo:text-align="center" style:justify-single-word="false"/>
      <style:text-properties style:font-name="Ubuntu Light" fo:font-size="12pt" fo:font-weight="bold" officeooo:rsid="001f8712" officeooo:paragraph-rsid="001f8712" style:font-name-asian="Times New Roman" style:font-size-asian="12pt" style:font-weight-asian="bold" style:font-name-complex="Times New Roman" style:font-size-complex="12pt" style:font-weight-complex="bold"/>
    </style:style>
    <style:style style:name="P58" style:family="paragraph">
      <style:paragraph-properties fo:margin-left="0cm" fo:margin-right="0cm" fo:margin-top="0cm" fo:margin-bottom="0cm" fo:line-height="107%"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fr" style:country-asian="FR"/>
    </style:style>
    <style:style style:name="T2" style:family="text">
      <style:text-properties officeooo:rsid="001831aa" style:language-asian="fr" style:country-asian="FR"/>
    </style:style>
    <style:style style:name="T3" style:family="text">
      <style:text-properties officeooo:rsid="001add94" style:language-asian="fr" style:country-asian="FR"/>
    </style:style>
    <style:style style:name="T4" style:family="text">
      <style:text-properties officeooo:rsid="00247141" style:language-asian="fr" style:country-asian="FR"/>
    </style:style>
    <style:style style:name="T5" style:family="text">
      <style:text-properties officeooo:rsid="001add94"/>
    </style:style>
    <style:style style:name="T6" style:family="text">
      <style:text-properties officeooo:rsid="001d53b7"/>
    </style:style>
    <style:style style:name="T7" style:family="text">
      <style:text-properties officeooo:rsid="001f8712"/>
    </style:style>
    <style:style style:name="T8" style:family="text">
      <style:text-properties fo:font-weight="bold"/>
    </style:style>
    <style:style style:name="T9" style:family="text">
      <style:text-properties fo:font-weight="bold" officeooo:rsid="00247141" style:language-asian="fr" style:country-asian="FR"/>
    </style:style>
    <style:style style:name="T10" style:family="text">
      <style:text-properties officeooo:rsid="0021dcd1"/>
    </style:style>
    <style:style style:name="T11" style:family="text">
      <style:text-properties fo:font-size="12pt" style:font-size-asian="12pt" style:font-size-complex="12pt"/>
    </style:style>
    <style:style style:name="T12" style:family="text">
      <style:text-properties fo:font-size="12pt" officeooo:rsid="0021dcd1" style:font-size-asian="12pt" style:font-size-complex="12pt"/>
    </style:style>
    <style:style style:name="T13" style:family="text">
      <style:text-properties fo:font-style="italic" officeooo:rsid="0021dcd1" style:font-style-asian="italic" style:font-style-complex="italic"/>
    </style:style>
    <style:style style:name="T14" style:family="text">
      <style:text-properties fo:font-style="italic" style:language-asian="fr" style:country-asian="FR" style:font-style-asian="italic" style:font-style-complex="italic"/>
    </style:style>
    <style:style style:name="T15" style:family="text">
      <style:text-properties fo:font-style="italic" officeooo:rsid="00247141" style:language-asian="fr" style:country-asian="FR" style:font-style-asian="italic" style:font-style-complex="italic"/>
    </style:style>
    <style:style style:name="T16" style:family="text">
      <style:text-properties fo:font-style="normal" fo:font-weight="normal" officeooo:rsid="0021dcd1" style:font-style-asian="normal" style:font-weight-asian="normal" style:font-style-complex="normal" style:font-weight-complex="normal"/>
    </style:style>
    <style:style style:name="T17" style:family="text">
      <style:text-properties fo:font-style="normal" fo:font-weight="normal" officeooo:rsid="0023b63a" style:font-style-asian="normal" style:font-weight-asian="normal" style:font-style-complex="normal" style:font-weight-complex="normal"/>
    </style:style>
    <style:style style:name="T18" style:family="text">
      <style:text-properties fo:font-style="normal" officeooo:rsid="00247141" style:language-asian="fr" style:country-asian="FR" style:font-style-asian="normal" style:font-style-complex="normal"/>
    </style:style>
    <style:style style:name="T19" style:family="text">
      <style:text-properties officeooo:rsid="0023b63a"/>
    </style:style>
    <style:style style:name="T20" style:family="text">
      <style:text-properties officeooo:rsid="00247141"/>
    </style:style>
    <style:style style:name="T21" style:family="text">
      <style:text-properties style:use-window-font-color="true" style:text-outline="false" style:text-line-through-style="none" style:text-position="0% 100%" style:font-name="Tahoma"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Youssef El Hamdaoui</text:p>
      <text:p text:style-name="P1">Dahya Petit</text:p>
      <text:p text:style-name="P1">Arnaud Rolet</text:p>
      <text:p text:style-name="P1"/>
      <text:p text:style-name="P2"/>
      <text:p text:style-name="P4"/>
      <text:p text:style-name="P4">NFE114 </text:p>
      <text:p text:style-name="P4">Système d’information et Web </text:p>
      <text:p text:style-name="P4"><text:s/>Rapport projet</text:p>
      <text:p text:style-name="P4"/>
      <text:p text:style-name="P3">Système de gestion de stock et de vente</text:p>
      <text:p text:style-name="P2"/>
      <text:p text:style-name="P2"/>
      <text:p text:style-name="P2"/>
      <text:p text:style-name="P8"/>
      <text:p text:style-name="P8"/>
      <text:p text:style-name="P8"/>
      <text:p text:style-name="P8"/>
      <text:p text:style-name="P9"/>
      <text:p text:style-name="P1"/>
      <text:p text:style-name="P1"/>
      <text:p text:style-name="P1"/>
      <text:p text:style-name="P1">CNAM Dijon<text:tab/><text:tab/><text:tab/><text:tab/><text:tab/><text:tab/> <text:s text:c="7"/><text:tab/><text:tab/>Printemps 2013</text:p>
      <text:h text:style-name="P40" text:outline-level="1" text:is-list-header="tru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2">1 Introduction <text:tab/>4</text:p>
          <text:p text:style-name="P13">1.1 Contexte Général<text:tab/>4</text:p>
          <text:p text:style-name="P13">1.2 Contexte Technique<text:tab/>4</text:p>
          <text:p text:style-name="P13">1.3 Choix des méthodes<text:tab/>4</text:p>
          <text:p text:style-name="P14">1.3.1 <text:s/>La méthode de développement UWE<text:tab/>4</text:p>
          <text:p text:style-name="P14">1.3.2 <text:s/>Le patron de conception MVC<text:tab/>4</text:p>
          <text:p text:style-name="P13">1.4 Choix de Programmation et outils utilisés<text:tab/>4</text:p>
          <text:p text:style-name="P14">1.4.1 Architecture Technique proposée<text:tab/>4</text:p>
          <text:p text:style-name="P14">1.4.2 Logiciels Utilisés <text:tab/>4</text:p>
          <text:p text:style-name="P14">1.4.3 Travail en quipe et synchronisation<text:tab/>5</text:p>
          <text:p text:style-name="P12">2 Analyse des besoins <text:tab/>6</text:p>
          <text:p text:style-name="P13">2.1 Objectifs principaux<text:tab/>6</text:p>
          <text:p text:style-name="P14">2.1.1 Identification des acteurs<text:tab/>6</text:p>
          <text:p text:style-name="P11">2.1.1.1 Client<text:tab/>6</text:p>
          <text:p text:style-name="P11">2.1.1.2 Vendeur<text:tab/>6</text:p>
          <text:p text:style-name="P11">2.1.1.3 Magasinier<text:tab/>6</text:p>
          <text:p text:style-name="P11">2.1.1.4 Directeur<text:tab/>6</text:p>
          <text:p text:style-name="P13">2.2 Cas d’utilisation et description<text:tab/>6</text:p>
          <text:p text:style-name="P14">2.2.1 Vendeur <text:tab/>6</text:p>
          <text:p text:style-name="P11">2.2.1.1 Connexion<text:tab/>7</text:p>
          <text:p text:style-name="P11">2.2.1.2 CRUD client<text:tab/>7</text:p>
          <text:p text:style-name="P11">2.2.1.3 CRUD produit<text:tab/>7</text:p>
          <text:p text:style-name="P11">2.2.1.4 CRUD facture<text:tab/>7</text:p>
          <text:p text:style-name="P11">2.2.1.5 Vente produits + édition facture<text:tab/>7</text:p>
          <text:p text:style-name="P14">2.2.2 Magasinier<text:tab/>7</text:p>
          <text:p text:style-name="P11">2.2.2.1 Connexion<text:tab/>7</text:p>
          <text:p text:style-name="P11">2.2.2.2 CRUD produit<text:tab/>7</text:p>
          <text:p text:style-name="P11">2.2.2.3 CRUD facture<text:tab/>7</text:p>
          <text:p text:style-name="P11">2.2.2.4 Inventaire<text:tab/>7</text:p>
          <text:p text:style-name="P13">2.3 Diagrammes globaux des cas d’utilisation<text:tab/>7</text:p>
          <text:p text:style-name="P14">2.3.1 Descriptions des cas d’utilisations <text:tab/>7</text:p>
          <text:p text:style-name="P14">2.3.2 Diagrammes d’activités <text:tab/>7</text:p>
          <text:p text:style-name="P13">2.4 Besoins non fonctionnels<text:tab/>7</text:p>
          <text:p text:style-name="P12">3 Conception<text:tab/>9</text:p>
          <text:p text:style-name="P13">3.1 Prototypage<text:tab/>9</text:p>
          <text:p text:style-name="P13">3.2 Diagramme de classe de conception<text:tab/>9</text:p>
          <text:p text:style-name="P13">3.3 Diagrammes Acteur/Flux<text:tab/>9</text:p>
          <text:p text:style-name="P14">3.3.1 Diagrammes pour l’acteur Vendeur<text:tab/>9</text:p>
          <text:p text:style-name="P14">3.3.2 Diagrammes pour l’acteur Magasinier<text:tab/>9</text:p>
          <text:p text:style-name="P14">3.3.3 Diagramme de séquence<text:tab/>9</text:p>
          <text:p text:style-name="P13">3.4 Implémentation et réalisation<text:tab/>9</text:p>
          <text:p text:style-name="P14">3.4.1 Modélisation du modèle MVC et accès des données (DAO)<text:tab/>9</text:p>
          <text:p text:style-name="P14">3.4.2 Utiliser l’architecture MVC et les applications Web.<text:tab/>9</text:p>
          <text:p text:style-name="P14"><text:soft-page-break/>3.4.3 Architecture MVC de notre application Web<text:tab/>9</text:p>
          <text:p text:style-name="P14">3.4.4 Pattern pour la persistance des objets avec DAO<text:tab/>9</text:p>
          <text:p text:style-name="P14">3.4.5 Structure de l’application selon le modèle MVC<text:tab/>9</text:p>
          <text:p text:style-name="P14">3.4.6 Explication du code<text:tab/>9</text:p>
          <text:p text:style-name="P14">3.4.7 Manuel d’installation<text:tab/>9</text:p>
          <text:p text:style-name="P12">4 Tests<text:tab/>9</text:p>
          <text:p text:style-name="P12">5 Conclusion<text:tab/>9</text:p>
          <text:p text:style-name="P13">5.1 Problèmes rencontrés<text:tab/>9</text:p>
          <text:p text:style-name="P13">5.2 Perspectives<text:tab/>10</text:p>
        </text:index-body>
      </text:table-of-content>
      <text:h text:style-name="P38" text:outline-level="1" text:is-list-header="true"/>
      <text:h text:style-name="P40" text:outline-level="1">Introduction </text:h>
      <text:p text:style-name="Text_20_body"><text:tab/>On se propose de développer un système de gestion de vente avec prise en charge d'un stock distant.</text:p>
      <text:h text:style-name="P41" text:outline-level="2">Contexte Général</text:h>
      <text:p text:style-name="Text_20_body"><text:tab/>Au sein d'un magasin, on distingue deux espaces, l'espace de vente et l'espace de stockage. L'espace de vente est animé par des vendeurs qui renseignement les clients sur les produits </text:p>
      <text:p text:style-name="Text_20_body">et réalisent les opérations relatives à la vente et à l'encaissement. L'espace de stockage est dirigés par les magasiniers est à la fois le lieu de réception des marchandises, de leurs inventaire et de la remise aux clients.</text:p>
      <text:p text:style-name="Text_20_body"><text:tab/>On ajoutera également une partie gestion où aura lieu toutes les opérations de supervision.</text:p>
      <text:p text:style-name="P6"/>
      <text:h text:style-name="P41" text:outline-level="2">Contexte Technique</text:h>
      <text:p text:style-name="Text_20_body"><text:tab/>Dans chaque espace, plusieurs postes sont reliés via un réseau local. Les espaces sont également reliés entre eux et l'accès à l' Intranet est réalisé au moyen d'un serveur.</text:p>
      <text:p text:style-name="P6"/>
      <text:p text:style-name="P7">+schéma déploiement</text:p>
      <text:p text:style-name="P7"/>
      <text:h text:style-name="P41" text:outline-level="2">Choix des méthodes</text:h>
      <text:h text:style-name="P46" text:outline-level="3"><text:s/>La méthode de développement UWE</text:h>
      <text:p text:style-name="P35"><text:span text:style-name="T20"><text:tab/>Au cours du développement de notre projet, nous nous sommes efforcés de nous rapprocher de la méthode </text:span><text:span text:style-name="T14">UWE (UML-based Web Engineering) . </text:span><text:span text:style-name="T18">Si nous n'avons pas toujours pu être en ligne avec la norme, nous avons essayé de baser notre conception sur un</text:span></text:p>
      <text:p text:style-name="P25"><text:span text:style-name="T8">UWE</text:span> (<text:span text:style-name="T8">UML-based Web Engineering</text:span>) is a software engineering approach for the development of <text:a xlink:type="simple" xlink:href="http://en.wikipedia.org/wiki/Web_application">Web applications</text:a>. UWE provides a UML profile (UML extension), a metamodel, model-driven development process and tool support for the systematic design of Web applications (MagicUWE). UWE follows the separation of concerns building separate models for requirements, content, navigation, presentation, process, adaptation and architecture.</text:p>
      <text:p text:style-name="Text_20_body">The key aspects that distinguish UWE are reliance on OMG standards.</text:p>
      <text:p text:style-name="P5"><text:soft-page-break/></text:p>
      <text:h text:style-name="P46" text:outline-level="3"><text:s/>Le patron de conception MVC</text:h>
      <text:p text:style-name="P25">Le <text:a xlink:type="simple" xlink:href="http://dico.developpez.com/html/1574-Conception-design-pattern.php">design pattern</text:a> Modèle-Vue-Contrôleur (MVC) est un pattern architectural qui sépare les données (le modèle), l'interface homme-machine (la vue) et la logique de contrôle (le contrôleur). </text:p>
      <text:p text:style-name="Text_20_body">Ce modèle de conception impose donc une séparation en 3 couches : </text:p>
      <text:list xml:id="list2910607467810161303" text:style-name="L4">
        <text:list-item>
          <text:p text:style-name="P36">Le modèle : Il représente les données de l'application. Il définit aussi l'interaction avec la base de données et le traitement de ces données. </text:p>
        </text:list-item>
        <text:list-item>
          <text:p text:style-name="P36">La vue : Elle représente l'interface utilisateur, ce avec quoi il interagit. Elle n'effectue aucun traitement, elle se contente simplement d'afficher les données que lui fournit le modèle. Il peut tout à fait y avoir plusieurs vues qui présentent les données d'un même modèle. </text:p>
        </text:list-item>
        <text:list-item>
          <text:p text:style-name="P32">Le contrôleur : Il gère l'interface entre le modèle et le client. Il va interpréter la requête de ce dernier pour lui envoyer la vue correspondante. Il effectue la synchronisation entre le modèle et les vues. </text:p>
        </text:list-item>
      </text:list>
      <text:p text:style-name="Text_20_body">La synchronisation entre la vue et le modèle se passe avec le pattern Observer. Il permet de générer des événements lors d'une modification du modèle et d'indiquer à la vue qu'il faut se mettre à jour. </text:p>
      <text:p text:style-name="Text_20_body">Voici un schéma des interactions entre les différentes couches : </text:p>
      <text:p text:style-name="Text_20_body"><draw:a xlink:type="simple" xlink:href="http://baptiste-wicht.developpez.com/tutoriels/conception/mvc/images/mvc.png"><draw:frame draw:style-name="fr1" draw:name="images1" text:anchor-type="as-char" svg:width="14.605cm" svg:height="9.208cm" draw:z-index="0"><draw:image xlink:href="http://baptiste-wicht.developpez.com/tutoriels/conception/mvc/images/mvc.png" xlink:type="simple" xlink:show="embed" xlink:actuate="onLoad"/><svg:title>Interactions entre les couches</svg:title></draw:frame></draw:a> </text:p>
      <text:p text:style-name="Text_20_body"><text:soft-page-break/><text:line-break/>Ce modèle de conception permet principalement 2 choses : </text:p>
      <text:list xml:id="list5568202515807561825" text:style-name="L5">
        <text:list-item>
          <text:p text:style-name="P37">Le changement d'une couche sans altérer les autres. C'est-à-dire que comme toutes les couches sont clairement séparées, on doit pouvoir en changer une pour, par exemple, remplacer Swing par SWT sans porter atteinte aux autres couches. On pourrait aussi donc changer le modèle sans toucher à la vue et au contrôleur. Cela rend les modifications plus simples. </text:p>
        </text:list-item>
        <text:list-item>
          <text:p text:style-name="P33">La synchronisation des vues. Avec ce design pattern, toutes les vues qui montrent la même chose sont synchronisées. </text:p>
        </text:list-item>
      </text:list>
      <text:p text:style-name="Text_20_body">Il faut tout de même garder en mémoire, que la mise en oeuvre de MVC dans une application n'est pas des plus simples. En effet, ce modèle de conception introduit tout de même un niveau de complexité assez élevé. De plus, implémenter MVC dans votre application nécessite une bonne conception dès le départ. Ce qui peut prendre du temps. Ce pattern n'est donc à conseiller que pour les moyennes et grandes applications. </text:p>
      <text:p text:style-name="P5"/>
      <text:h text:style-name="P41" text:outline-level="2">Choix de Programmation et outils utilisés</text:h>
      <text:h text:style-name="P46" text:outline-level="3">Architecture Technique proposée</text:h>
      <text:p text:style-name="P5"/>
      <text:p text:style-name="P23">Base Postgresql mappée avec Hibernate. Objets JAVA instanciés depuis Hibernate. Partie contrôleur en JAVA et présentation en <text:s/>HTML.</text:p>
      <text:p text:style-name="P23"/>
      <text:p text:style-name="P24">Choix d'une seule solution avec accès <text:span text:style-name="T10">personnalisé.</text:span></text:p>
      <text:p text:style-name="P5"/>
      <text:h text:style-name="P46" text:outline-level="3">Logiciels Utilisés </text:h>
      <text:p text:style-name="Text_20_body"><text:span text:style-name="T10"><text:tab/>Chacun utilisant un environnement logiciel différent (Windows pour Dahya, MacOS pour Youssef et GNU/Linux pour Arnaud), nous nous appuierons sur des solutions </text:span><text:span text:style-name="T13">cross-plateform</text:span><text:span text:style-name="T16"> et sur les grands standards. </text:span></text:p>
      <text:p text:style-name="Text_20_body"><text:span text:style-name="T16"><text:tab/>Ainsi pour la partie codage nous utilisons conjointement </text:span><text:span text:style-name="T17">les environnement <text:s/>de développement intégrés </text:span><text:span text:style-name="T16">NetBeans et Eclipse.</text:span></text:p>
      <text:p text:style-name="Text_20_body"><text:span text:style-name="T16"><text:tab/>Le choix du système de gestion de base de données relationnelles s'est porté sur Postgres qui presente en plus de sont aspect ouvert une grande robustesse.</text:span></text:p>
      <text:p text:style-name="Text_20_body"><text:soft-page-break/><text:span text:style-name="T16"><text:tab/>Concernant la modélisation de notre projet, nous avons utilisé plusieurs solutions d'aide à la gestion de projet, il s'agit de OpenModelSphere pour la partie conception du modèle de données et Pencil <text:s/>pour le prototypage </text:span><text:span text:style-name="T17">et les schémas présents dans ce rapport.</text:span></text:p>
      <text:h text:style-name="P47" text:outline-level="3">Travail en <text:span text:style-name="T6">é</text:span>quipe et synchronisatio<text:span text:style-name="T19">n</text:span></text:h>
      <text:p text:style-name="P34"><text:span text:style-name="T17"><text:tab/>N'ayant que peu d'occasions de pouvoir nous réunir, <text:s/>les séances communes au CNAM ont été consacrées au suivi et à l’orientation du travail de chacun d'entre nous.</text:span></text:p>
      <text:p text:style-name="P34"><text:span text:style-name="T17"><text:tab/>Pour permettre une collaboration désynchronisée sans pour autant atteindre au rendement et à </text:span><text:span text:style-name="T16">r la cohérence</text:span><text:span text:style-name="T17"> du projet, nous avons décidé d'utiliser <text:s/>s</text:span><text:span text:style-name="T16"> un compte GitHub (cf hydreap/stockventeweb).</text:span></text:p>
      <text:p text:style-name="Text_20_body"><text:span text:style-name="T16"><text:tab/></text:span><text:span text:style-name="T17">Ce compte nous permet également de synchroniser les éléments annexes relatifs au développement du projet (rapport, plan de développement, prototypes...).</text:span></text:p>
      <text:p text:style-name="P27"><text:span text:style-name="T17"/></text:p>
      <text:h text:style-name="P40" text:outline-level="1">Analyse des besoins <text:span text:style-name="T10">et spécifications</text:span></text:h>
      <text:p text:style-name="P8"><text:tab/></text:p>
      <text:h text:style-name="Heading_20_2" text:outline-level="2">Identification des acteurs</text:h>
      <text:h text:style-name="Heading_20_3" text:outline-level="3">Client</text:h>
      <text:p text:style-name="P5"><text:tab/><text:span text:style-name="T11">Il achète de produits auprès du Vendeur et les retire auprès du magasinier muni de sa facture. </text:span><text:span text:style-name="T12">Il n'intervient pas à proprement parler sur le système mais y est représenté.</text:span></text:p>
      <text:h text:style-name="Heading_20_3" text:outline-level="3">Vendeur</text:h>
      <text:p text:style-name="Text_20_body"><text:tab/>Le vendeur prend en charge le client en lui donnant les informations sur les produits en stock. Il procède à l'encaissement <text:span text:style-name="T10">du paiement</text:span> et à l'édition de la facture. <text:span text:style-name="T10">Cette facture contient un code permettant au magasinier de remettre les produits achetés.</text:span></text:p>
      <text:h text:style-name="Heading_20_3" text:outline-level="3"><text:span text:style-name="T1">Magasinie</text:span><text:span text:style-name="T3">r</text:span></text:h>
      <text:p text:style-name="Text_20_body"><text:tab/>Il remet les produits au client et réalise les inventaires du stock. <text:span text:style-name="T19">Il est le garant de l'intégrité du stock.</text:span></text:p>
      <text:h text:style-name="Heading_20_3" text:outline-level="3">Directeur</text:h>
      <text:p text:style-name="Text_20_body"><text:tab/><text:span text:style-name="T5">Il a accès à chaque aspect primaire du système ( Vendeur + Magasinier) ainsi qu'au niveau secondaire ( paramétrage).</text:span></text:p>
      <text:h text:style-name="P41" text:outline-level="2">Cas d’utilisation et description</text:h>
      <text:h text:style-name="P46" text:outline-level="3">Vendeur </text:h>
      <text:h text:style-name="Heading_20_4" text:outline-level="4"><text:span text:style-name="T1"><office:annotation><dc:creator>Auteur inconnu</dc:creator><dc:date>2013-05-13T20:00:42</dc:date><text:p text:style-name="P58"><text:span text:style-name="T21">Youssef</text:span></text:p></office:annotation></text:span><text:span text:style-name="T1">Connexion</text:span></text:h>
      <text:h text:style-name="P52" text:outline-level="4">CRUD client</text:h>
      <text:h text:style-name="P52" text:outline-level="4">CRUD produit</text:h>
      <text:h text:style-name="Heading_20_4" text:outline-level="4"><text:span text:style-name="T1"><office:annotation><dc:creator>Auteur inconnu</dc:creator><dc:date>2013-05-13T20:02:25</dc:date><text:p text:style-name="P58"><text:span text:style-name="T21">Dahya</text:span></text:p></office:annotation></text:span><text:span text:style-name="T1">CRUD facture</text:span></text:h>
      <text:h text:style-name="P52" text:outline-level="4">Vente produits + édition facture</text:h>
      <text:h text:style-name="P52" text:outline-level="4" text:is-list-header="true"/>
      <text:h text:style-name="P46" text:outline-level="3">Magasinier</text:h>
      <text:h text:style-name="P52" text:outline-level="4"><text:soft-page-break/>Connexion</text:h>
      <text:h text:style-name="Heading_20_4" text:outline-level="4"><text:span text:style-name="T1">CRUD pr</text:span><text:span text:style-name="T1"><office:annotation><dc:creator>Auteur inconnu</dc:creator><dc:date>2013-05-13T20:03:15</dc:date><text:p text:style-name="P58"><text:span text:style-name="T21">Arnaud</text:span></text:p></office:annotation></text:span><text:span text:style-name="T1">oduit</text:span></text:h>
      <text:p text:style-name="Text_20_body"><text:span text:style-name="T1"><text:tab/></text:span><text:span text:style-name="T2">Le magasinier à la possibilité de créer, rechercher et modifier (voire supprimer) <text:s/>un produit. Pour cela il à accès </text:span></text:p>
      <text:h text:style-name="P52" text:outline-level="4">CRUD facture</text:h>
      <text:h text:style-name="P52" text:outline-level="4">Inventaire</text:h>
      <text:p text:style-name="P25"/>
      <text:h text:style-name="P48" text:outline-level="3">Directeur</text:h>
      <text:h text:style-name="P53" text:outline-level="4">Connexion</text:h>
      <text:p text:style-name="P26"/>
      <text:list xml:id="list6010424325488952598" text:style-name="L1">
        <text:list-item>
          <text:list>
            <text:list-header>
              <text:p text:style-name="P22"/>
            </text:list-header>
          </text:list>
        </text:list-item>
      </text:list>
      <text:h text:style-name="P41" text:outline-level="2">Diagrammes globaux des cas d’utilisation</text:h>
      <text:p text:style-name="P8"/>
      <text:h text:style-name="P46" text:outline-level="3">Descriptions des cas d’utilisations </text:h>
      <text:h text:style-name="P51" text:outline-level="3" text:is-list-header="true"/>
      <table:table table:name="Tableau1" table:style-name="Tableau1">
        <table:table-column table:style-name="Tableau1.A"/>
        <table:table-column table:style-name="Tableau1.B"/>
        <table:table-column table:style-name="Tableau1.C"/>
        <table:table-column table:style-name="Tableau1.D" table:number-columns-repeated="3"/>
        <table:table-column table:style-name="Tableau1.G"/>
        <table:table-header-rows>
          <table:table-row>
            <table:table-cell table:style-name="Tableau1.A1" table:number-rows-spanned="2" office:value-type="string">
              <text:p text:style-name="P15"/>
              <text:p text:style-name="P55">Code</text:p>
            </table:table-cell>
            <table:table-cell table:style-name="Tableau1.A1" table:number-rows-spanned="2" office:value-type="string">
              <text:p text:style-name="P15"/>
              <text:p text:style-name="P55">Libellé</text:p>
            </table:table-cell>
            <table:table-cell table:style-name="Tableau1.A1" table:number-rows-spanned="2" office:value-type="string">
              <text:p text:style-name="P15"/>
              <text:p text:style-name="P55">Priorité</text:p>
            </table:table-cell>
            <table:table-cell table:style-name="Tableau1.D1" table:number-columns-spanned="4" office:value-type="string">
              <text:p text:style-name="P54">Acteurs</text:p>
            </table:table-cell>
            <table:covered-table-cell/>
            <table:covered-table-cell/>
            <table:covered-table-cell/>
          </table:table-row>
        </table:table-header-rows>
        <table:table-row>
          <table:covered-table-cell/>
          <table:covered-table-cell/>
          <table:covered-table-cell/>
          <table:table-cell table:style-name="Tableau1.D2" office:value-type="string">
            <text:p text:style-name="P56">Vendeur</text:p>
          </table:table-cell>
          <table:table-cell table:style-name="Tableau1.D2" office:value-type="string">
            <text:p text:style-name="P56">Magasinier</text:p>
          </table:table-cell>
          <table:table-cell table:style-name="Tableau1.D2" office:value-type="string">
            <text:p text:style-name="P56">Directeur</text:p>
          </table:table-cell>
          <table:table-cell table:style-name="Tableau1.G2" office:value-type="string">
            <text:p text:style-name="P17"/>
          </table:table-cell>
        </table:table-row>
        <table:table-row>
          <table:table-cell table:style-name="Tableau1.A5" office:value-type="string">
            <text:p text:style-name="P16"/>
          </table:table-cell>
          <table:table-cell table:style-name="Tableau1.B3" office:value-type="string">
            <text:p text:style-name="P16"/>
          </table:table-cell>
          <table:table-cell table:style-name="Tableau1.C3" office:value-type="string">
            <text:p text:style-name="P16"/>
          </table:table-cell>
          <table:table-cell table:style-name="Tableau1.D3" office:value-type="string">
            <text:p text:style-name="P16"/>
          </table:table-cell>
          <table:table-cell table:style-name="Tableau1.E3" office:value-type="string">
            <text:p text:style-name="P16"/>
          </table:table-cell>
          <table:table-cell table:style-name="Tableau1.F3" office:value-type="string">
            <text:p text:style-name="P16"/>
          </table:table-cell>
          <table:table-cell table:style-name="Tableau1.G3" office:value-type="string">
            <text:p text:style-name="P16"/>
          </table:table-cell>
        </table:table-row>
        <table:table-row>
          <table:table-cell table:style-name="Tableau1.A5" office:value-type="string">
            <text:p text:style-name="P16"/>
          </table:table-cell>
          <table:table-cell table:style-name="Tableau1.B4" office:value-type="string">
            <text:p text:style-name="P16"/>
          </table:table-cell>
          <table:table-cell table:style-name="Tableau1.C4" office:value-type="string">
            <text:p text:style-name="P16"/>
          </table:table-cell>
          <table:table-cell table:style-name="Tableau1.D4" office:value-type="string">
            <text:p text:style-name="P16"/>
          </table:table-cell>
          <table:table-cell table:style-name="Tableau1.E4" office:value-type="string">
            <text:p text:style-name="P16"/>
          </table:table-cell>
          <table:table-cell table:style-name="Tableau1.F4" office:value-type="string">
            <text:p text:style-name="P16"/>
          </table:table-cell>
          <table:table-cell table:style-name="Tableau1.G4" office:value-type="string">
            <text:p text:style-name="P16"/>
          </table:table-cell>
        </table:table-row>
        <table:table-row>
          <table:table-cell table:style-name="Tableau1.A5" office:value-type="string">
            <text:p text:style-name="P16"/>
          </table:table-cell>
          <table:table-cell table:style-name="Tableau1.B5" office:value-type="string">
            <text:p text:style-name="P16"/>
          </table:table-cell>
          <table:table-cell table:style-name="Tableau1.C5" office:value-type="string">
            <text:p text:style-name="P16"/>
          </table:table-cell>
          <table:table-cell table:style-name="Tableau1.D5" office:value-type="string">
            <text:p text:style-name="P16"/>
          </table:table-cell>
          <table:table-cell table:style-name="Tableau1.E5" office:value-type="string">
            <text:p text:style-name="P16"/>
          </table:table-cell>
          <table:table-cell table:style-name="Tableau1.F5" office:value-type="string">
            <text:p text:style-name="P16"/>
          </table:table-cell>
          <table:table-cell table:style-name="Tableau1.G5" office:value-type="string">
            <text:p text:style-name="P16"/>
          </table:table-cell>
        </table:table-row>
      </table:table>
      <text:h text:style-name="P46" text:outline-level="3" text:is-list-header="true"/>
      <text:h text:style-name="P46" text:outline-level="3" text:is-list-header="true"/>
      <text:h text:style-name="P46" text:outline-level="3">Diagrammes d’activités </text:h>
      <text:p text:style-name="Standard"/>
      <text:h text:style-name="P41" text:outline-level="2">Besoins non fonctionnels</text:h>
      <text:list xml:id="list6262595090945506467" text:style-name="L2">
        <text:list-item>
          <text:p text:style-name="P28">Ergonomie</text:p>
        </text:list-item>
        <text:list-item>
          <text:p text:style-name="P28">Simplicité</text:p>
        </text:list-item>
        <text:list-item>
          <text:p text:style-name="P28">Performance </text:p>
        </text:list-item>
        <text:list-item>
          <text:p text:style-name="P28">Cout</text:p>
        </text:list-item>
      </text:list>
      <text:h text:style-name="P39" text:outline-level="1" text:is-list-header="true"/>
      <text:h text:style-name="P40" text:outline-level="1">Conception</text:h>
      <text:h text:style-name="P42" text:outline-level="2">Prototypage</text:h>
      <text:p text:style-name="P29"><text:tab/>Afin d'être au plus près de exigences de la maîtrise d'ouvrage, nous réalisons une maquette de notre solution. Cette étape nous permettra d'une part de <text:s/>faire valider l'ergonomie du système, d'autre part, elle sera le point de départ pour l'élaboration du diagramme de séquence et des autres éléments de modélisation de la méthode UWE.</text:p>
      <text:h text:style-name="P43" text:outline-level="2">Dictionnaire de Données</text:h>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19"><text:span text:style-name="T7">n</text:span>°</text:p>
          </table:table-cell>
          <table:table-cell table:style-name="Tableau2.A1" office:value-type="string">
            <text:p text:style-name="P19">Libellé</text:p>
          </table:table-cell>
          <table:table-cell table:style-name="Tableau2.A1" office:value-type="string">
            <text:p text:style-name="P20">Type</text:p>
          </table:table-cell>
          <table:table-cell table:style-name="Tableau2.A1" office:value-type="string">
            <text:p text:style-name="P57">Écran(s)</text:p>
          </table:table-cell>
          <table:table-cell table:style-name="Tableau2.E1" office:value-type="string">
            <text:p text:style-name="P20">Groupe</text:p>
          </table:table-cell>
        </table:table-row>
        <table:table-row>
          <table:table-cell table:style-name="Tableau2.A4" office:value-type="string">
            <text:p text:style-name="P18"/>
          </table:table-cell>
          <table:table-cell table:style-name="Tableau2.B4" office:value-type="string">
            <text:p text:style-name="P18"/>
          </table:table-cell>
          <table:table-cell table:style-name="Tableau2.C2" office:value-type="string">
            <text:p text:style-name="P18"/>
          </table:table-cell>
          <table:table-cell table:style-name="Tableau2.D4" office:value-type="string">
            <text:p text:style-name="P18"/>
          </table:table-cell>
          <table:table-cell table:style-name="Tableau2.E2" office:value-type="string">
            <text:p text:style-name="P18"/>
          </table:table-cell>
        </table:table-row>
        <table:table-row>
          <table:table-cell table:style-name="Tableau2.A4" office:value-type="string">
            <text:p text:style-name="P18"/>
          </table:table-cell>
          <table:table-cell table:style-name="Tableau2.B4" office:value-type="string">
            <text:p text:style-name="P18"/>
          </table:table-cell>
          <table:table-cell table:style-name="Tableau2.C3" office:value-type="string">
            <text:p text:style-name="P18"/>
          </table:table-cell>
          <table:table-cell table:style-name="Tableau2.D4" office:value-type="string">
            <text:p text:style-name="P18"/>
          </table:table-cell>
          <table:table-cell table:style-name="Tableau2.E3" office:value-type="string">
            <text:p text:style-name="P18"/>
          </table:table-cell>
        </table:table-row>
        <table:table-row>
          <table:table-cell table:style-name="Tableau2.A4" office:value-type="string">
            <text:p text:style-name="P18"/>
          </table:table-cell>
          <table:table-cell table:style-name="Tableau2.B4" office:value-type="string">
            <text:p text:style-name="P18"/>
          </table:table-cell>
          <table:table-cell table:style-name="Tableau2.C4" office:value-type="string">
            <text:p text:style-name="P18"/>
          </table:table-cell>
          <table:table-cell table:style-name="Tableau2.D4" office:value-type="string">
            <text:p text:style-name="P18"/>
          </table:table-cell>
          <table:table-cell table:style-name="Tableau2.E4" office:value-type="string">
            <text:p text:style-name="P18"/>
          </table:table-cell>
        </table:table-row>
      </table:table>
      <text:h text:style-name="P43" text:outline-level="2" text:is-list-header="true"/>
      <text:h text:style-name="P43" text:outline-level="2" text:is-list-header="true"/>
      <text:h text:style-name="P41" text:outline-level="2">Diagramme de classe de conception</text:h>
      <text:h text:style-name="P41" text:outline-level="2" text:is-list-header="true"/>
      <text:h text:style-name="P41" text:outline-level="2">Diagrammes Acteur/Flux</text:h>
      <text:h text:style-name="P46" text:outline-level="3">Diagrammes pour l’acteur Vendeur</text:h>
      <text:h text:style-name="P46" text:outline-level="3">Diagrammes pour l’acteur Magasinier</text:h>
      <text:h text:style-name="P46" text:outline-level="3">Diagramme de séquence</text:h>
      <text:h text:style-name="P49" text:outline-level="3">MCD / MLD ?</text:h>
      <text:h text:style-name="P50" text:outline-level="3" text:is-list-header="true"/>
      <text:h text:style-name="Heading_20_3" text:outline-level="3" text:is-list-header="true"/>
      <text:h text:style-name="P41" text:outline-level="2">Implémentation et réalisation</text:h>
      <text:h text:style-name="P46" text:outline-level="3">Modélisation du modèle MVC et accès des données (DAO)</text:h>
      <text:h text:style-name="P46" text:outline-level="3">Utiliser l’architecture MVC et les applications Web.</text:h>
      <text:h text:style-name="P46" text:outline-level="3">Architecture MVC de notre application Web</text:h>
      <text:h text:style-name="P46" text:outline-level="3"><text:soft-page-break/>Pattern pour la persistance des objets avec DAO</text:h>
      <text:h text:style-name="P46" text:outline-level="3">Structure de l’application selon le modèle MVC</text:h>
      <text:h text:style-name="P46" text:outline-level="3">Explication du code</text:h>
      <text:h text:style-name="P46" text:outline-level="3">Manuel d’installation</text:h>
      <text:p text:style-name="Standard"/>
      <text:h text:style-name="P38" text:outline-level="1">Tests</text:h>
      <text:h text:style-name="P38" text:outline-level="1">Conclusion</text:h>
      <text:h text:style-name="P44" text:outline-level="2">Problèmes rencontrés</text:h>
      <text:list xml:id="list2549146472953262842" text:style-name="L3">
        <text:list-item>
          <text:p text:style-name="P30">Hétérogénéité des contextes de développement → Youssef Mac, Dahya/CNAM Win, Arnaud Ux</text:p>
        </text:list-item>
        <text:list-item>
          <text:p text:style-name="P31">Type de retour date avec hibernate</text:p>
        </text:list-item>
      </text:list>
      <text:h text:style-name="P45" text:outline-level="2">Perspectives</text:h>
      <text:p text:style-name="P10">HTML 5 → applications mob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 svg:font-family="Tahoma" style:font-family-generic="swiss"/>
    <style:font-face style:name="Ubuntu2"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1" svg:font-family="Tahoma" style:font-family-generic="swiss" style:font-pitch="variable"/>
    <style:font-face style:name="Ubuntu1" svg:font-family="Ubuntu" style:font-family-generic="swiss" style:font-pitch="variable"/>
    <style:font-face style:name="Ubuntu" svg:font-family="Ubuntu" style:font-adornments="Gras" style:font-family-generic="swiss" style:font-pitch="variable"/>
    <style:font-face style:name="Ubuntu Light" svg:font-family="'Ubuntu Light'"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contextual-spacing="false" fo:line-height="150%" fo:text-align="justify" style:justify-single-word="false" fo:hyphenation-ladder-count="no-limit" style:page-number="auto"/>
      <style:text-properties style:font-name="Ubuntu Light" fo:font-weight="250"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2pt"/>
    </style:style>
    <style:style style:name="Heading_20_1" style:display-name="Heading 1" style:family="paragraph" style:parent-style-name="Normal" style:default-outline-level="1" style:class="text">
      <style:paragraph-properties fo:margin-top="0.176cm" fo:margin-bottom="0.176cm" style:contextual-spacing="false" fo:line-height="100%" fo:hyphenation-ladder-count="no-limit"/>
      <style:text-properties style:font-name="Ubuntu" fo:font-size="24pt" fo:font-weight="bold" style:letter-kerning="true" style:font-name-asian="Times New Roman" style:font-size-asian="24pt" style:language-asian="fr" style:country-asian="FR" style:font-weight-asian="bold" style:font-name-complex="Times New Roman" style:font-size-complex="24pt" style:font-weight-complex="bold" fo:hyphenate="false"/>
    </style:style>
    <style:style style:name="Heading_20_2" style:display-name="Heading 2" style:family="paragraph" style:parent-style-name="Normal" style:default-outline-level="2" style:class="text">
      <style:paragraph-properties fo:margin-top="0.176cm" fo:margin-bottom="0.176cm" style:contextual-spacing="false" fo:line-height="100%" fo:hyphenation-ladder-count="no-limit"/>
      <style:text-properties style:font-name="Ubuntu" fo:font-size="18pt" fo:font-weight="bold" style:font-name-asian="Times New Roman" style:font-size-asian="18pt" style:language-asian="fr" style:country-asian="FR" style:font-weight-asian="bold" style:font-name-complex="Times New Roman" style:font-size-complex="18pt" style:font-weight-complex="bold" fo:hyphenate="false"/>
    </style:style>
    <style:style style:name="Heading_20_3" style:display-name="Heading 3" style:family="paragraph" style:parent-style-name="Normal" style:default-outline-level="3" style:class="text">
      <style:paragraph-properties fo:margin-top="0.176cm" fo:margin-bottom="0.176cm" style:contextual-spacing="false" fo:line-height="100%" fo:hyphenation-ladder-count="no-limit"/>
      <style:text-properties style:font-name="Ubuntu" fo:font-size="13.5pt" fo:font-weight="bold" style:font-name-asian="Times New Roman" style:font-size-asian="13.5pt" style:language-asian="fr" style:country-asian="FR" style:font-weight-asian="bold" style:font-name-complex="Times New Roman" style:font-size-complex="13.5pt" style:font-weight-complex="bold" fo:hyphenate="fals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line-height="100%" fo:hyphenation-ladder-count="no-limit"/>
      <style:text-properties style:font-name="Times New Roman" fo:font-size="12pt" style:font-name-asian="Times New Roman" style:font-size-asian="12pt" style:language-asian="fr" style:country-asian="FR" style:font-name-complex="Times New Roman" style:font-size-complex="12pt" fo:hyphenate="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line-height="10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line-height="10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079cm" style:contextual-spacing="false" fo:line-height="10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line-height="100%"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Titre_20_1_20_Car" style:display-name="Titre 1 Car" style:family="text" style:parent-style-name="Police_20_par_20_défaut">
      <style:text-properties style:font-name="Times New Roman" fo:font-size="24pt" fo:font-weight="bold" style:letter-kerning="true" style:font-name-asian="Times New Roman" style:font-size-asian="24pt" style:language-asian="fr" style:country-asian="FR" style:font-weight-asian="bold" style:font-name-complex="Times New Roman" style:font-size-complex="24pt" style:font-weight-complex="bold"/>
    </style:style>
    <style:style style:name="Titre_20_2_20_Car" style:display-name="Titre 2 Car" style:family="text" style:parent-style-name="Police_20_par_20_défaut">
      <style:text-properties style:font-name="Times New Roman" fo:font-size="18pt" fo:font-weight="bold" style:font-name-asian="Times New Roman" style:font-size-asian="18pt" style:language-asian="fr" style:country-asian="FR" style:font-weight-asian="bold" style:font-name-complex="Times New Roman" style:font-size-complex="18pt" style:font-weight-complex="bold"/>
    </style:style>
    <style:style style:name="Titre_20_3_20_Car" style:display-name="Titre 3 Car" style:family="text" style:parent-style-name="Police_20_par_20_défaut">
      <style:text-properties style:font-name="Times New Roman" fo:font-size="13.5pt" fo:font-weight="bold" style:font-name-asian="Times New Roman" style:font-size-asian="13.5pt" style:language-asian="fr" style:country-asian="FR" style:font-weight-asian="bold" style:font-name-complex="Times New Roman" style:font-size-complex="13.5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
    <dc:description/>
    <dc:subject/>
    <meta:initial-creator>Assistants</meta:initial-creator>
    <meta:creation-date>2013-05-11T12:06:00Z</meta:creation-date>
    <dc:date>2013-06-13T14:19:19</dc:date>
    <meta:editing-cycles>20</meta:editing-cycles>
    <meta:editing-duration>PT4H36M18S</meta:editing-duration>
    <dc:creator>bn </dc:creator>
    <meta:document-statistic meta:table-count="2" meta:image-count="1" meta:object-count="0" meta:page-count="12" meta:paragraph-count="172" meta:word-count="1535" meta:character-count="9720" meta:non-whitespace-character-count="8290"/>
    <meta:template xlink:type="simple" xlink:actuate="onRequest" xlink:title="" xlink:href="Normal.dotm"/>
  </office:meta>
</office:document-meta>
</file>